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8.463cm" fo:min-width="0cm"/>
    </style:style>
    <style:style style:name="P1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number text:level="1" style:num-format="①, ②, ③, ...">
        <style:list-level-properties text:min-label-width="0.6cm"/>
        <style:text-properties style:use-window-font-color="true" fo:font-size="100%"/>
      </text:list-level-style-number>
      <text:list-level-style-number text:level="2" style:num-format="①, ②, ③, ...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format="①, ②, ③, ...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format="①, ②, ③, ...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format="①, ②, ③, ...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format="①, ②, ③, ...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format="①, ②, ③, ...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format="①, ②, ③, ...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format="①, ②, ③, ...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format="①, ②, ③, ...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9cm" svg:height="28.713cm" svg:x="1cm" svg:y="1cm">
          <draw:text-box>
            <text:list text:style-name="L1">
              <text:list-item>
                <text:p><text:span text:style-name="T1">電源をつけて動作確認</text:span><text:span text:style-name="T1"><text:line-break/></text:span><text:span text:style-name="T1">一瞬、ぴっと鳴る</text:span></text:p>
              </text:list-item>
              <text:list-item>
                <text:p><text:span text:style-name="T1">扇風機をつける</text:span></text:p>
              </text:list-item>
              <text:list-item>
                <text:p><text:span text:style-name="T1">指で触るとつく</text:span><text:span text:style-name="T1"><text:line-break/></text:span><text:span text:style-name="T1">センサーホールの</text:span><text:span text:style-name="T1">sensor</text:span><text:span text:style-name="T1">と</text:span><text:span text:style-name="T1">3.3V</text:span><text:span text:style-name="T1">を触るとつく</text:span></text:p>
              </text:list-item>
              <text:list-item>
                <text:p><text:span text:style-name="T1">ORION</text:span><text:span text:style-name="T1">に接続する</text:span><text:span text:style-name="T1"><text:line-break/></text:span><text:span text:style-name="T1">先生がやりますので見ていてください。自信の</text:span><text:span text:style-name="T1">ある人はチャレンジしてください。</text:span></text:p>
              </text:list-item>
              <text:list-item>
                <text:p><text:span text:style-name="T1">IoT</text:span><text:span text:style-name="T1">の実演をする</text:span><text:span text:style-name="T1"><text:line-break/></text:span><text:span text:style-name="T1">スマホなどでアクセスしてみましょう</text:span></text:p>
              </text:list-item>
              <text:list-item>
                <text:p><text:span text:style-name="T1">ブレッドボードと</text:span><text:span text:style-name="T1">ESXAR</text:span><text:span text:style-name="T1">をつなげる（⑦の回路</text:span><text:span text:style-name="T1">のセンサーナシ）</text:span></text:p>
              </text:list-item>
              <text:list-item>
                <text:p><text:span text:style-name="T1">センサーを追加して</text:span><text:span text:style-name="T1">ESXAR</text:span><text:span text:style-name="T1">を動かす</text:span></text:p>
              </text:list-item>
              <text:list-item>
                <text:p><text:span text:style-name="T1">実験</text:span><text:span text:style-name="T1">5</text:span><text:span text:style-name="T1"><text:line-break/></text:span><text:span text:style-name="T1">ESXAR</text:span><text:span text:style-name="T1">を電池代わりにしてセンサーだけの実</text:span><text:span text:style-name="T1">験</text:span><text:span text:style-name="T1"><text:line-break/></text:span><text:span text:style-name="T1">センサーは光があたると電気を通したり通さな</text:span><text:span text:style-name="T1">かったりします。　</text:span></text:p>
              </text:list-item>
              <text:list-item>
                <text:p><text:span text:style-name="T1">実験３</text:span><text:span text:style-name="T1"><text:line-break/></text:span><text:span text:style-name="T1">電気回路の実験「でんきのきほん」参照</text:span></text:p>
              </text:list-item>
              <text:list-item>
                <text:p><text:span text:style-name="T1">実験４</text:span><text:span text:style-name="T1"><text:line-break/></text:span><text:span text:style-name="T1">しくみ</text:span><text:span text:style-name="T1"><text:line-break/></text:span><text:span text:style-name="T1">センサーが</text:span><text:span text:style-name="T1">100%</text:span><text:span text:style-name="T1">になる</text:span></text:p>
              </text:list-item>
              <text:list-item>
                <text:p><text:span text:style-name="T1">↓</text:span><text:span text:style-name="T1"><text:line-break/></text:span><text:span text:style-name="T1">L2</text:span><text:span text:style-name="T1">ピンが</text:span><text:span text:style-name="T1">3.3V</text:span><text:span text:style-name="T1">になる</text:span><text:span text:style-name="T1"><text:line-break/></text:span><text:span text:style-name="T1">↓</text:span><text:span text:style-name="T1"><text:line-break/></text:span><text:span text:style-name="T1">緑の</text:span><text:span text:style-name="T1">LED</text:span><text:span text:style-name="T1">が光る</text:span><text:span text:style-name="T1"><text:line-break/></text:span><text:span text:style-name="T1">↓</text:span><text:span text:style-name="T1"><text:line-break/></text:span><text:span text:style-name="T1">USB</text:span><text:span text:style-name="T1">がつく</text:span><text:span text:style-name="T1"><text:line-break/></text:span><text:span text:style-name="T1">L2</text:span><text:span text:style-name="T1">ピンを操作して、</text:span><text:span text:style-name="T1">USB</text:span><text:span text:style-name="T1">をつけてみましょう。</text:span></text:p>
              </text:list-item>
              <text:list-item>
                <text:p><text:span text:style-name="T1">でんきのきほん</text:span></text:p>
              </text:list-item>
              <text:list-item>
                <text:p><text:span text:style-name="T1">じかんのあるひとは実験</text:span><text:span text:style-name="T1">1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8T15:24:30.343962778</meta:creation-date>
    <dc:date>2016-09-23T19:44:37.165174682</dc:date>
    <meta:editing-duration>P3DT5H54M53S</meta:editing-duration>
    <meta:editing-cycles>2</meta:editing-cycles>
    <meta:generator>LibreOffice/5.1.4.2$Linux_X86_64 LibreOffice_project/10m0$Build-2</meta:generator>
    <meta:document-statistic meta:object-count="1"/>
  </office:meta>
</office:document-meta>
</file>